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6.2cm" draw:shadow="visibl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106cm" fo:min-width="0.042cm"/>
      <style:paragraph-properties style:writing-mode="lr-tb"/>
    </style:style>
    <style:style style:name="gr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3.228cm" fo:padding-top="0.125cm" fo:padding-bottom="0.125cm" fo:padding-left="0.25cm" fo:padding-right="0.25cm"/>
      <style:paragraph-properties style:writing-mode="lr-tb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 fo:min-height="0.354cm" fo:min-width="5.046cm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31cm" fo:padding-top="0.125cm" fo:padding-bottom="0.125cm" fo:padding-left="0.25cm" fo:padding-right="0.25cm"/>
      <style:paragraph-properties style:writing-mode="lr-tb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 fo:min-height="0.353cm" fo:min-width="4.278cm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682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 fo:min-height="0.254cm" fo:min-width="4.43cm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393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 fo:min-height="0.354cm" fo:min-width="4.276cm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34cm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354cm" fo:min-width="4.277cm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35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3cm" fo:min-width="4.276cm"/>
      <style:paragraph-properties style:writing-mode="lr-tb"/>
    </style:style>
    <style:style style:name="gr1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875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151cm" fo:min-width="0.656cm"/>
      <style:paragraph-properties style:writing-mode="lr-tb"/>
    </style:style>
    <style:style style:name="gr17" style:family="graphic" style:parent-style-name="standard">
      <style:graphic-properties svg:stroke-width="0.1cm" draw:marker-start-width="0.45cm" draw:marker-end-width="0.4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7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6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.7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609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404cm" fo:min-width="1.334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403cm" fo:min-width="1.334cm"/>
      <style:paragraph-properties style:writing-mode="lr-tb"/>
    </style:style>
    <style:style style:name="gr26" style:family="graphic" style:parent-style-name="standard">
      <style:graphic-properties draw:fill="none" draw:fill-color="#ffffff" draw:textarea-horizontal-align="justify" draw:textarea-vertical-align="middle" draw:auto-grow-height="false" fo:min-height="0.655cm" fo:min-width="2.042cm"/>
    </style:style>
    <style:style style:name="gr2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.74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746cm"/>
      <style:paragraph-properties style:writing-mode="lr-tb"/>
    </style:style>
    <style:style style:name="gr30" style:family="graphic" style:parent-style-name="standard">
      <style:graphic-properties draw:fill="none" draw:textarea-vertical-align="middle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106cm" fo:min-width="1.885cm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106cm" fo:min-width="1.886cm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9.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 style:writing-mode="lr-tb"/>
      <style:text-properties style:font-name="Arial" fo:font-size="11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10pt" style:font-size-complex="1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1pt" style:font-size-asian="10pt" style:font-size-complex="10pt"/>
    </style:style>
    <style:style style:name="P6" style:family="paragraph">
      <style:paragraph-properties fo:margin-left="0cm" fo:margin-right="0cm" fo:text-align="center" fo:text-indent="0cm" style:writing-mode="lr-tb"/>
      <style:text-properties style:font-name="Arial" fo:font-size="11pt" fo:font-weight="bold" style:font-size-asian="18pt" style:font-size-complex="18pt"/>
    </style:style>
    <style:style style:name="P7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style:font-name="Arial" fo:font-size="11pt" fo:font-weight="bold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indent="0cm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1pt" style:text-underline-style="none" fo:font-weight="normal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text-align="center" fo:text-indent="0cm" style:writing-mode="lr-tb"/>
      <style:text-properties style:font-name="Arial" fo:font-size="11pt" fo:font-weight="bold" style:font-size-asian="10pt" style:font-size-complex="10pt"/>
    </style:style>
    <style:style style:name="P11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style:font-name="Arial" fo:font-size="11pt" fo:font-weight="bold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3" style:family="paragraph">
      <style:paragraph-properties fo:text-align="center" style:writing-mode="lr-tb"/>
      <style:text-properties style:font-name="Arial" fo:font-size="11pt" style:font-size-asian="9pt" style:font-size-complex="9pt"/>
    </style:style>
    <style:style style:name="P14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9pt" style:font-size-complex="9pt"/>
    </style:style>
    <style:style style:name="P15" style:family="paragraph">
      <style:paragraph-properties fo:text-align="center"/>
      <style:text-properties style:font-name="Arial" fo:font-size="11pt"/>
    </style:style>
    <style:style style:name="P16" style:family="paragraph">
      <loext:graphic-properties draw:fill="none"/>
      <style:paragraph-properties fo:text-align="center"/>
      <style:text-properties style:font-name="Arial" fo:font-size="11pt"/>
    </style:style>
    <style:style style:name="P17" style:family="paragraph">
      <loext:graphic-properties draw:fill="none" draw:fill-color="#ffffff"/>
      <style:paragraph-properties style:writing-mode="lr-tb"/>
      <style:text-properties style:font-name="Arial" fo:font-size="11pt" style:font-size-asian="12pt" style:font-size-complex="12pt"/>
    </style:style>
    <style:style style:name="P18" style:family="paragraph">
      <loext:graphic-properties draw:fill="none" draw:fill-color="#ffffff"/>
      <style:paragraph-properties fo:text-align="center"/>
      <style:text-properties style:font-name="Arial" fo:font-size="11pt" style:font-size-asian="9pt" style:font-size-complex="9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style:font-name="Arial" fo:font-size="11pt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Arial" fo:font-size="11pt" style:font-size-asian="10pt" style:font-size-complex="10pt"/>
    </style:style>
    <style:style style:name="T3" style:family="text">
      <style:text-properties style:font-name="Arial" fo:font-size="11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1pt" fo:font-weight="bold" style:font-size-asian="18pt" style:font-size-complex="18pt"/>
    </style:style>
    <style:style style:name="T5" style:family="text">
      <style:text-properties style:font-name="Arial" fo:font-size="11pt" style:text-underline-style="none" fo:font-weight="normal" style:font-size-asian="10pt" style:font-weight-asian="bold" style:font-size-complex="10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/>
    </style:style>
    <style:style style:name="T7" style:family="text">
      <style:text-properties style:font-name="Arial" fo:font-size="11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1pt" fo:font-weight="bold" style:font-size-asian="10pt" style:font-size-complex="10pt"/>
    </style:style>
    <style:style style:name="T9" style:family="text">
      <style:text-properties style:font-name="Arial" fo:font-size="11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style:font-name="Arial" fo:font-size="11pt" style:font-size-asian="9pt" style:font-size-complex="9pt"/>
    </style:style>
    <style:style style:name="T11" style:family="text">
      <style:text-properties style:font-name="Arial" fo:font-size="11pt" style:font-size-asian="12pt" style:font-size-complex="12pt"/>
    </style:style>
    <style:style style:name="T12" style:family="text">
      <style:text-properties style:font-name="Arial" fo:font-size="11pt"/>
    </style:style>
    <style:style style:name="T13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do">
        <office:forms form:automatic-focus="false" form:apply-design-mode="false"/>
        <draw:custom-shape draw:style-name="gr1" draw:text-style-name="P1" draw:layer="layout" svg:width="26.7cm" svg:height="1cm" svg:x="1.5cm" svg:y="1.5cm">
          <text:p text:style-name="P1"><text:span text:style-name="T1">Solución: E-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0.77cm" svg:height="0.504cm" svg:x="8.433cm" svg:y="8.937cm">
          <text:p text:style-name="P2"><text:span text:style-name="T2">D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5" xml:id="id4" draw:id="id4" draw:layer="layout" svg:width="5.546cm" svg:height="3.478cm" svg:x="2.117cm" svg:y="5.085cm">
          <draw:text-box>
            <text:p text:style-name="P4"><text:span text:style-name="T3">Dni</text:span></text:p>
            <text:p text:style-name="P4"><text:span text:style-name="T2">Nombre</text:span></text:p>
            <text:p text:style-name="P4"><text:span text:style-name="T2">Apellidos</text:span></text:p>
            <text:p text:style-name="P4"><text:span text:style-name="T2">Numss</text:span></text:p>
            <text:p text:style-name="P4"><text:span text:style-name="T2">Nom_Categoría</text:span></text:p>
            <text:p text:style-name="P4"><text:span text:style-name="T2">Telefono(Multi)</text:span></text:p>
            <text:p text:style-name="P4"><text:span text:style-name="T2"/></text:p>
          </draw:text-box>
        </draw:frame>
        <draw:custom-shape draw:style-name="gr4" draw:text-style-name="P7" draw:layer="layout" svg:width="5.546cm" svg:height="0.604cm" svg:x="2.117cm" svg:y="4.5cm">
          <text:p text:style-name="P6"><text:span text:style-name="T4">Emple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xml:id="id12" draw:id="id12" draw:layer="layout" svg:width="4.778cm" svg:height="2.56cm" svg:x="13.979cm" svg:y="6.513cm">
          <draw:text-box>
            <text:p text:style-name="P4"><text:span text:style-name="T3">Cod_Plato</text:span></text:p>
            <text:p text:style-name="P4"><text:span text:style-name="T5">Nombre</text:span></text:p>
            <text:p text:style-name="P4"><text:span text:style-name="T2">Precio</text:span></text:p>
            <text:p text:style-name="P8"><text:span text:style-name="T6">Tipo(E/P/S/Po)</text:span></text:p>
            <text:p text:style-name="P8"><text:span text:style-name="T6">Calorias (Calc)</text:span></text:p>
          </draw:text-box>
        </draw:frame>
        <draw:custom-shape draw:style-name="gr6" draw:text-style-name="P7" xml:id="id13" draw:id="id13" draw:layer="layout" svg:width="4.778cm" svg:height="0.603cm" svg:x="13.979cm" svg:y="5.929cm">
          <text:p text:style-name="P6"><text:span text:style-name="T4">Pla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xml:id="id9" draw:id="id9" draw:layer="layout" svg:width="4.93cm" svg:height="1.932cm" svg:x="23.07cm" svg:y="7.206cm">
          <draw:text-box>
            <text:p text:style-name="P4"><text:span text:style-name="T7">Cod_Ing</text:span></text:p>
            <text:p text:style-name="P4"><text:span text:style-name="T5">Nombre</text:span></text:p>
            <text:p text:style-name="P4"><text:span text:style-name="T5">Calorias</text:span></text:p>
          </draw:text-box>
        </draw:frame>
        <draw:custom-shape draw:style-name="gr8" draw:text-style-name="P11" xml:id="id15" draw:id="id15" draw:layer="layout" svg:width="4.93cm" svg:height="0.504cm" svg:x="23.07cm" svg:y="6.718cm">
          <text:p text:style-name="P10"><text:span text:style-name="T8">Ingred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xml:id="id16" draw:id="id16" draw:layer="layout" svg:width="4.776cm" svg:height="1.643cm" svg:x="2.271cm" svg:y="13.555cm">
          <draw:text-box>
            <text:p text:style-name="P4"><text:span text:style-name="T3">Numalmacen</text:span></text:p>
            <text:p text:style-name="P4"><text:span text:style-name="T9">Nombre</text:span></text:p>
            <text:p text:style-name="P4"><text:span text:style-name="T2">Descripcion</text:span></text:p>
          </draw:text-box>
        </draw:frame>
        <draw:custom-shape draw:style-name="gr10" draw:text-style-name="P7" draw:layer="layout" svg:width="4.776cm" svg:height="0.604cm" svg:x="2.271cm" svg:y="12.97cm">
          <text:p text:style-name="P6"><text:span text:style-name="T4">Almac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4.777cm" svg:height="1.184cm" svg:x="22.761cm" svg:y="14.564cm">
          <draw:text-box>
            <text:p text:style-name="P4"><text:span text:style-name="T3">Codestante</text:span></text:p>
            <text:p text:style-name="P4"><text:span text:style-name="T2">Tamaño</text:span></text:p>
          </draw:text-box>
        </draw:frame>
        <draw:custom-shape draw:style-name="gr12" draw:text-style-name="P7" draw:layer="layout" svg:width="4.777cm" svg:height="0.604cm" svg:x="22.761cm" svg:y="13.979cm">
          <text:p text:style-name="P6"><text:span text:style-name="T4">Esta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xml:id="id1" draw:id="id1" draw:layer="layout" svg:width="4.776cm" svg:height="1.185cm" svg:x="1.5cm" svg:y="11.034cm">
          <draw:text-box>
            <text:p text:style-name="P4"><text:span text:style-name="T2">Fecnac</text:span></text:p>
            <text:p text:style-name="P12"><text:span text:style-name="T2">Cursos(Mult)</text:span></text:p>
          </draw:text-box>
        </draw:frame>
        <draw:custom-shape draw:style-name="gr14" draw:text-style-name="P7" xml:id="id6" draw:id="id6" draw:layer="layout" svg:width="4.776cm" svg:height="0.603cm" svg:x="1.5cm" svg:y="10.45cm">
          <text:p text:style-name="P6"><text:span text:style-name="T4">Pin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5" xml:id="id11" draw:id="id11" draw:layer="layout" svg:width="4.776cm" svg:height="1.125cm" svg:x="11.669cm" svg:y="11.034cm">
          <draw:text-box>
            <text:p text:style-name="P4"><text:span text:style-name="T2">Antigüedad(Calc)</text:span></text:p>
          </draw:text-box>
        </draw:frame>
        <draw:custom-shape draw:style-name="gr14" draw:text-style-name="P7" xml:id="id3" draw:id="id3" draw:layer="layout" svg:width="4.776cm" svg:height="0.603cm" svg:x="11.669cm" svg:y="10.45cm">
          <text:p text:style-name="P6"><text:span text:style-name="T4">Cocin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xml:id="id2" draw:id="id2" draw:layer="layout" svg:width="2.311cm" svg:height="0.801cm" svg:x="7.817cm" svg:y="10.651cm">
          <text:p text:style-name="P13"><text:span text:style-name="T10">Tutel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5" draw:layer="layout" svg:x1="6.276cm" svg:y1="11.626cm" svg:x2="7.817cm" svg:y2="11.052cm" draw:start-shape="id1" draw:start-glue-point="1" draw:end-shape="id2" draw:end-glue-point="5" svg:d="M6276 11626h770v-574h771" svg:viewBox="0 0 1542 575">
          <text:p/>
        </draw:connector>
        <draw:connector draw:style-name="gr18" draw:text-style-name="P15" draw:layer="layout" svg:x1="10.128cm" svg:y1="11.052cm" svg:x2="11.669cm" svg:y2="10.751cm" draw:start-shape="id2" draw:start-glue-point="7" draw:end-shape="id3" draw:end-glue-point="3" svg:d="M10128 11052h771v-301h770" svg:viewBox="0 0 1542 302">
          <text:p/>
        </draw:connector>
        <draw:connector draw:style-name="gr18" draw:text-style-name="P15" draw:layer="layout" draw:type="line" svg:x1="4.89cm" svg:y1="8.563cm" svg:x2="8.818cm" svg:y2="8.937cm" draw:start-shape="id4" draw:start-glue-point="2" draw:end-shape="id5" draw:end-glue-point="4" svg:d="M4890 8563l3928 374" svg:viewBox="0 0 3929 375">
          <text:p/>
        </draw:connector>
        <draw:connector draw:style-name="gr18" draw:text-style-name="P15" draw:layer="layout" draw:type="line" svg:x1="8.433cm" svg:y1="9.189cm" svg:x2="3.888cm" svg:y2="10.45cm" draw:start-shape="id5" draw:start-glue-point="6" draw:end-shape="id6" draw:end-glue-point="0" svg:d="M8433 9189l-4545 1261" svg:viewBox="0 0 4546 1262">
          <text:p/>
        </draw:connector>
        <draw:connector draw:style-name="gr18" draw:text-style-name="P15" draw:layer="layout" draw:type="line" svg:x1="9.203cm" svg:y1="9.189cm" svg:x2="14.057cm" svg:y2="10.45cm" draw:start-shape="id5" draw:start-glue-point="10" draw:end-shape="id3" draw:end-glue-point="0" svg:d="M9203 9189l4854 1261" svg:viewBox="0 0 4855 1262">
          <text:p/>
        </draw:connector>
        <draw:path draw:style-name="gr19" draw:text-style-name="P16" draw:layer="layout" svg:width="0.891cm" svg:height="0.658cm" svg:x="11.393cm" svg:y="9.441cm" svg:viewBox="0 0 892 659" svg:d="M0 652c1718 88 425-652 425-652">
          <text:p/>
        </draw:path>
        <draw:path draw:style-name="gr19" draw:text-style-name="P16" draw:layer="layout" svg:width="0.426cm" svg:height="1.043cm" draw:transform="skewX (-0.386415896391545) rotate (-2.36387393890112) translate (6.47839862028819cm 10.0202414452076cm)" svg:viewBox="0 0 427 1044" svg:d="M0 1004c331 183 515-312 386-559l-93-248-120-197">
          <text:p/>
        </draw:path>
        <draw:frame draw:style-name="gr20" draw:text-style-name="P17" draw:layer="layout" svg:width="1.245cm" svg:height="0.74cm" svg:x="25.073cm" svg:y="13.138cm">
          <draw:text-box>
            <text:p><text:span text:style-name="T11">N</text:span></text:p>
          </draw:text-box>
        </draw:frame>
        <draw:frame draw:style-name="gr21" draw:text-style-name="P17" draw:layer="layout" svg:width="1.108cm" svg:height="0.74cm" svg:x="4.581cm" svg:y="14.953cm">
          <draw:text-box>
            <text:p><text:span text:style-name="T11">1</text:span></text:p>
          </draw:text-box>
        </draw:frame>
        <draw:frame draw:style-name="gr22" draw:text-style-name="P17" draw:layer="layout" svg:width="1.245cm" svg:height="0.741cm" svg:x="5.968cm" svg:y="10.818cm">
          <draw:text-box>
            <text:p><text:span text:style-name="T11">N</text:span></text:p>
          </draw:text-box>
        </draw:frame>
        <draw:frame draw:style-name="gr23" draw:text-style-name="P17" draw:layer="layout" svg:width="1.109cm" svg:height="0.74cm" svg:x="10.743cm" svg:y="10.718cm">
          <draw:text-box>
            <text:p><text:span text:style-name="T11">1</text:span></text:p>
          </draw:text-box>
        </draw:frame>
        <draw:custom-shape draw:style-name="gr24" draw:text-style-name="P14" xml:id="id10" draw:id="id10" draw:layer="layout" svg:width="3.666cm" svg:height="1.306cm" svg:x="8.742cm" svg:y="6.119cm">
          <text:p text:style-name="P13"><text:span text:style-name="T10">Prepa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4" xml:id="id14" draw:id="id14" draw:layer="layout" svg:width="3.668cm" svg:height="1.306cm" svg:x="20.173cm" svg:y="5.514cm">
          <text:p text:style-name="P13"><text:span text:style-name="T10">Contie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4" xml:id="id7" draw:id="id7" draw:layer="layout" svg:width="3.666cm" svg:height="1.305cm" svg:x="21.95cm" svg:y="11.041cm">
          <text:p text:style-name="P13"><text:span text:style-name="T10">Esta e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8" xml:id="id17" draw:id="id17" draw:layer="layout" svg:width="5.082cm" svg:height="1.809cm" svg:x="7.973cm" svg:y="14.6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4" draw:layer="layout" svg:width="3.668cm" svg:height="1.305cm" svg:x="8.679cm" svg:y="14.92cm">
          <text:p text:style-name="P13"><text:span text:style-name="T10">Contie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5" draw:layer="layout" svg:x1="23.783cm" svg:y1="12.346cm" svg:x2="25.149cm" svg:y2="13.778cm" draw:start-shape="id7" draw:start-glue-point="6" draw:end-shape="id8" draw:end-glue-point="0" svg:d="M23783 12346v716h1366v716" svg:viewBox="0 0 1367 1433">
          <text:p/>
        </draw:connector>
        <draw:connector draw:style-name="gr27" draw:text-style-name="P15" draw:layer="layout" svg:x1="23.783cm" svg:y1="11.041cm" svg:x2="25.535cm" svg:y2="9.138cm" draw:start-shape="id7" draw:start-glue-point="4" draw:end-shape="id9" draw:end-glue-point="2" svg:d="M23783 11041v-952h1752v-951" svg:viewBox="0 0 1753 1904">
          <text:p/>
        </draw:connector>
        <draw:connector draw:style-name="gr27" draw:text-style-name="P15" draw:layer="layout" svg:x1="10.575cm" svg:y1="7.425cm" svg:x2="16.445cm" svg:y2="11.596cm" draw:start-shape="id10" draw:start-glue-point="6" draw:end-shape="id11" draw:end-glue-point="1" svg:d="M10575 7425v1805h6371v2366h-501" svg:viewBox="0 0 6372 4172">
          <text:p/>
        </draw:connector>
        <draw:connector draw:style-name="gr27" draw:text-style-name="P15" draw:layer="layout" svg:x1="12.408cm" svg:y1="6.772cm" svg:x2="13.979cm" svg:y2="7.793cm" draw:start-shape="id10" draw:start-glue-point="7" draw:end-shape="id12" svg:d="M12408 6772h786v1021h785" svg:viewBox="0 0 1572 1022">
          <text:p/>
        </draw:connector>
        <draw:connector draw:style-name="gr27" draw:text-style-name="P15" draw:layer="layout" svg:x1="18.757cm" svg:y1="6.23cm" svg:x2="20.173cm" svg:y2="6.167cm" draw:start-shape="id13" draw:start-glue-point="1" draw:end-shape="id14" draw:end-glue-point="5" svg:d="M18757 6230h708v-63h708" svg:viewBox="0 0 1417 64">
          <text:p/>
        </draw:connector>
        <draw:connector draw:style-name="gr18" draw:text-style-name="P15" draw:layer="layout" svg:x1="23.841cm" svg:y1="6.167cm" svg:x2="25.535cm" svg:y2="6.718cm" draw:start-shape="id14" draw:start-glue-point="7" draw:end-shape="id15" svg:d="M23841 6167h1694v551" svg:viewBox="0 0 1695 552">
          <text:p/>
        </draw:connector>
        <draw:frame draw:style-name="gr28" draw:text-style-name="P17" draw:layer="layout" svg:width="1.246cm" svg:height="0.741cm" svg:x="25.524cm" svg:y="9.205cm">
          <draw:text-box>
            <text:p><text:span text:style-name="T11">N</text:span></text:p>
          </draw:text-box>
        </draw:frame>
        <draw:frame draw:style-name="gr28" draw:text-style-name="P17" draw:layer="layout" svg:width="1.246cm" svg:height="0.741cm" svg:x="16.136cm" svg:y="9.441cm">
          <draw:text-box>
            <text:p><text:span text:style-name="T11">N</text:span></text:p>
          </draw:text-box>
        </draw:frame>
        <draw:frame draw:style-name="gr28" draw:text-style-name="P17" draw:layer="layout" svg:width="1.246cm" svg:height="0.741cm" svg:x="13.055cm" svg:y="7.692cm">
          <draw:text-box>
            <text:p><text:span text:style-name="T11">N</text:span></text:p>
          </draw:text-box>
        </draw:frame>
        <draw:frame draw:style-name="gr20" draw:text-style-name="P17" draw:layer="layout" svg:width="1.245cm" svg:height="0.74cm" svg:x="18.591cm" svg:y="6.214cm">
          <draw:text-box>
            <text:p><text:span text:style-name="T11">N</text:span></text:p>
          </draw:text-box>
        </draw:frame>
        <draw:frame draw:style-name="gr20" draw:text-style-name="P17" draw:layer="layout" svg:width="1.245cm" svg:height="0.74cm" svg:x="25.678cm" svg:y="5.877cm">
          <draw:text-box>
            <text:p><text:span text:style-name="T11">N</text:span></text:p>
          </draw:text-box>
        </draw:frame>
        <draw:connector draw:style-name="gr27" draw:text-style-name="P15" draw:layer="layout" svg:x1="4.659cm" svg:y1="15.198cm" svg:x2="7.973cm" svg:y2="15.596cm" draw:start-shape="id16" draw:start-glue-point="2" draw:end-shape="id17" draw:end-glue-point="5" svg:d="M4659 15198v398h3314" svg:viewBox="0 0 3315 399">
          <text:p/>
        </draw:connector>
        <draw:connector draw:style-name="gr27" draw:text-style-name="P15" draw:layer="layout" svg:x1="13.055cm" svg:y1="15.596cm" svg:x2="22.453cm" svg:y2="14.786cm" draw:start-shape="id17" draw:start-glue-point="7" draw:end-shape="id8" draw:end-glue-point="3" svg:d="M13055 15596h4700v-810h4698" svg:viewBox="0 0 9399 811">
          <text:p/>
        </draw:connector>
        <draw:frame draw:style-name="gr29" draw:text-style-name="P17" draw:layer="layout" svg:width="1.246cm" svg:height="0.74cm" svg:x="21.221cm" svg:y="13.945cm">
          <draw:text-box>
            <text:p><text:span text:style-name="T11">N</text:span></text:p>
          </draw:text-box>
        </draw:frame>
        <draw:rect draw:style-name="gr30" draw:text-style-name="P16" xml:id="id8" draw:id="id8" draw:layer="layout" svg:width="5.393cm" svg:height="2.016cm" svg:x="22.453cm" svg:y="13.778cm">
          <text:p/>
        </draw:rect>
        <draw:custom-shape draw:style-name="gr31" draw:text-style-name="P3" xml:id="id18" draw:id="id18" draw:layer="layout" svg:width="3.389cm" svg:height="0.504cm" svg:x="18.757cm" svg:y="10.147cm">
          <text:p text:style-name="P2"><text:span text:style-name="T2">Cantidad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8" draw:text-style-name="P15" draw:layer="layout" draw:type="line" svg:x1="21.95cm" svg:y1="11.694cm" svg:x2="20.452cm" svg:y2="10.651cm" draw:start-shape="id7" draw:start-glue-point="5" draw:end-shape="id18" draw:end-glue-point="8" svg:d="M21950 11694l-1498-1043" svg:viewBox="0 0 1499 1044">
          <text:p/>
        </draw:connector>
        <draw:custom-shape draw:style-name="gr32" draw:text-style-name="P3" draw:layer="layout" svg:width="3.39cm" svg:height="0.504cm" svg:x="23.532cm" svg:y="4.904cm">
          <text:p text:style-name="P2"><text:span text:style-name="T2">Cantidad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8" draw:text-style-name="P15" draw:layer="layout" draw:type="line" svg:x1="22.007cm" svg:y1="5.514cm" svg:x2="23.532cm" svg:y2="5.257cm" draw:start-shape="id14" draw:start-glue-point="4" svg:d="M22007 5514l1525-257" svg:viewBox="0 0 1526 258">
          <text:p/>
        </draw:connector>
        <draw:line draw:style-name="gr33" draw:text-style-name="P20" draw:layer="layout" svg:x1="9.543cm" svg:y1="15.319cm" svg:x2="11.854cm" svg:y2="15.319cm">
          <text:p text:style-name="P19"><text:span text:style-name="T12"><text:s text:c="5"/></text:span><text:span text:style-name="T12">ID</text:span></text:p>
        </draw:line>
        <draw:frame draw:style-name="gr34" draw:text-style-name="P21" draw:layer="layout" svg:width="24.5cm" svg:height="10cm" svg:x="2.5cm" svg:y="16.5cm">
          <draw:text-box>
            <text:p><text:span text:style-name="T13">1.- En este modelo ER/E <text:s/>que sabemos de los empleados del restaurante. 1</text:span></text:p>
            <text:p><text:span text:style-name="T13">2.- Que informacion nos da la relacion ‘Esta en’. 1</text:span></text:p>
            <text:p><text:span text:style-name="T13">3.- Como podríamos pasar esta extension al modelo relacional.</text:span></text:p>
            <text:p><text:span text:style-name="T13">Explicar como quedaría en cada caso, si se puede utilizar o no y que ventajas tendría usar cada uno. 3</text:span></text:p>
            <text:p><text:span text:style-name="T13">4.- Hacer <text:s/>el modelo relacional completo con todas las restricciones utilizando para pasar la extension el caso A.</text:span></text:p>
            <text:p><text:span text:style-name="T13">Solucionar los atributos multivaluados de dos formas distintas. 4</text:span></text:p>
            <text:p><text:span text:style-name="T13"/></text:p>
            <text:p><text:span text:style-name="T13"/></text:p>
            <text:p/>
            <text:p/>
            <text:p/>
          </draw:text-box>
        </draw:frame>
        <draw:frame draw:style-name="gr35" draw:text-style-name="P21" draw:layer="layout" svg:width="16.5cm" svg:height="1cm" svg:x="2cm" svg:y="3cm">
          <draw:text-box>
            <text:p>Modelo ER/E para la BD de un Restauran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gl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style:text-autospace="none"/>
      <style:text-properties fo:font-size="12pt" fo:language="es" fo:country="ES" style:text-underline-style="solid" style:text-underline-width="auto" style:text-underline-color="font-color" style:language-asian="en" style:country-asian="US" style:font-size-complex="12pt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07-10-18T18:34:39</meta:creation-date>
    <dc:date>2025-01-27T21:50:06.282655052</dc:date>
    <meta:printed-by>ladministrador</meta:printed-by>
    <meta:print-date>2007-11-29T22:59:54</meta:print-date>
    <meta:editing-cycles>59</meta:editing-cycles>
    <meta:editing-duration>P1DT2M11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